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8ce" officeooo:paragraph-rsid="001f58c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56d5" officeooo:paragraph-rsid="001f56d5" style:font-weight-asian="bold" style:font-weight-complex="bold"/>
    </style:style>
    <style:style style:name="P3" style:family="paragraph" style:parent-style-name="Standard">
      <style:text-properties fo:font-weight="bold" officeooo:rsid="0028fdf1" officeooo:paragraph-rsid="0028fdf1" style:font-weight-asian="bold" style:font-weight-complex="bold"/>
    </style:style>
    <style:style style:name="P4" style:family="paragraph" style:parent-style-name="Standard">
      <style:text-properties officeooo:rsid="0020cbc6" officeooo:paragraph-rsid="0020cbc6"/>
    </style:style>
    <style:style style:name="P5" style:family="paragraph" style:parent-style-name="Standard">
      <style:text-properties fo:font-size="13pt" fo:font-weight="bold" officeooo:rsid="001f56d5" officeooo:paragraph-rsid="001f56d5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750a5" officeooo:paragraph-rsid="002750a5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7f7ef" officeooo:paragraph-rsid="0027f7ef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normal" officeooo:rsid="0027f7ef" officeooo:paragraph-rsid="0027f7ef" style:font-size-asian="13pt" style:font-weight-asian="normal" style:font-size-complex="13pt" style:font-weight-complex="normal"/>
    </style:style>
    <style:style style:name="P9" style:family="paragraph" style:parent-style-name="Standard">
      <style:text-properties officeooo:rsid="0022c4d7" officeooo:paragraph-rsid="0022c4d7"/>
    </style:style>
    <style:style style:name="P10" style:family="paragraph" style:parent-style-name="Standard">
      <style:text-properties officeooo:rsid="002359f0" officeooo:paragraph-rsid="002359f0"/>
    </style:style>
    <style:style style:name="P11" style:family="paragraph" style:parent-style-name="Standard">
      <style:text-properties officeooo:rsid="0024a36d" officeooo:paragraph-rsid="0024a36d"/>
    </style:style>
    <style:style style:name="P12" style:family="paragraph" style:parent-style-name="Standard">
      <style:text-properties officeooo:rsid="00259ad7" officeooo:paragraph-rsid="00259ad7"/>
    </style:style>
    <style:style style:name="P13" style:family="paragraph" style:parent-style-name="Standard">
      <style:text-properties officeooo:rsid="00260c1a" officeooo:paragraph-rsid="00260c1a"/>
    </style:style>
    <style:style style:name="P14" style:family="paragraph" style:parent-style-name="Standard">
      <style:text-properties officeooo:rsid="002750a5" officeooo:paragraph-rsid="002750a5"/>
    </style:style>
    <style:style style:name="P15" style:family="paragraph" style:parent-style-name="Standard">
      <style:text-properties fo:font-weight="normal" officeooo:rsid="0028fdf1" officeooo:paragraph-rsid="0028fdf1" style:font-weight-asian="normal" style:font-weight-complex="normal"/>
    </style:style>
    <style:style style:name="T1" style:family="text">
      <style:text-properties officeooo:rsid="0020cbc6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ực hành Linux Phần 1</text:p>
      <text:p text:style-name="P3">Bài 2. <text:span text:style-name="T2">wc và sort </text:span></text:p>
      <text:p text:style-name="P3"><text:span text:style-name="T2"/></text:p>
      <text:p text:style-name="P3"><text:span text:style-name="T2">Số lượng từ</text:span></text:p>
      <text:p text:style-name="P15">$ wc -w test </text:p>
      <text:p text:style-name="P15">2 test</text:p>
      <text:p text:style-name="P15">Số lượng dòng </text:p>
      <text:p text:style-name="P15">$ wc -l test </text:p>
      <text:p text:style-name="P15">1 test</text:p>
      <text:p text:style-name="P15">Số lượng ký tự <text:s/></text:p>
      <text:p text:style-name="P15">$ wc -m test</text:p>
      <text:p text:style-name="P15">23 test</text:p>
      <text:p text:style-name="P15"/>
      <text:p text:style-name="P3"><text:span text:style-name="T2"/></text:p>
      <text:p text:style-name="P5">Bài 5</text:p>
      <text:p text:style-name="P1">Câu 2</text:p>
      <text:p text:style-name="P1"><text:tab/><text:tab/><text:tab/><text:span text:style-name="T1">Bài làm </text:span></text:p>
      <text:p text:style-name="P1">phongvu@phongvu-virtual-machine:~$ cat&gt;thegioimang.txt</text:p>
      <text:p text:style-name="P1">"Chào mừng các bạn đến với diễn đàn Mạng Máy Tính -</text:p>
      <text:p text:style-name="P1">wWw.TheGioiMang.oRg. Nơi giao lưu trao đổi và chia sẻ các kiến thức Mạng Máy Tính nói riêng và CNTT nói chung.</text:p>
      <text:p text:style-name="P1">Chúc các bạn thành công và hạnh phúc !!!"^D</text:p>
      <text:p text:style-name="P1"/>
      <text:p text:style-name="P4">Câu 3</text:p>
      <text:p text:style-name="P4"><text:tab/><text:tab/><text:tab/>Bài làm </text:p>
      <text:p text:style-name="P4">$ mkdir athena</text:p>
      <text:p text:style-name="P4">$ mkdir athena/class1</text:p>
      <text:p text:style-name="P9">$ cd athena</text:p>
      <text:p text:style-name="P9">/athena$ mkdir -p class2/basic_network</text:p>
      <text:p text:style-name="P9">/athena$ mkdir -p class3/Linux</text:p>
      <text:p text:style-name="P9">/athena$ mkdir -p class4/ccna</text:p>
      <text:p text:style-name="P9">/athena$ mkdir -p class5/ccnp</text:p>
      <text:p text:style-name="P9">/athena$ mkdir -p class6/mcsa</text:p>
      <text:p text:style-name="P9">/athena$ mkdir class6/ceh</text:p>
      <text:p text:style-name="P9"/>
      <text:p text:style-name="P10">Câu 4</text:p>
      <text:p text:style-name="P10"><text:tab/><text:tab/><text:tab/>Bài làm </text:p>
      <text:p text:style-name="P10">$ cp thegioimang.txt athena/class1</text:p>
      <text:p text:style-name="P10">$ cp thegioimang.txt athena/class2</text:p>
      <text:p text:style-name="P10">$ cp thegioimang.txt athena/class3</text:p>
      <text:p text:style-name="P10">$ cp thegioimang.txt athena/class4</text:p>
      <text:p text:style-name="P10"/>
      <text:p text:style-name="P10">a.</text:p>
      <text:p text:style-name="P11">$ touch vd.txt</text:p>
      <text:p text:style-name="P11">$ touch vd1.txt</text:p>
      <text:p text:style-name="P11">$ cp vd.txt athena/class5</text:p>
      <text:p text:style-name="P11">$ cp vd1.txt athena/class5</text:p>
      <text:p text:style-name="P11">$ cp vd.txt athena/class6</text:p>
      <text:p text:style-name="P11">$ cp vd1.txt athena/class6</text:p>
      <text:p text:style-name="P11"/>
      <text:p text:style-name="P11">b.</text:p>
      <text:p text:style-name="P11">$ pwd</text:p>
      <text:p text:style-name="P11"><text:soft-page-break/>/home/phongvu</text:p>
      <text:p text:style-name="P11"/>
      <text:p text:style-name="P12">Câu5</text:p>
      <text:p text:style-name="P12"><text:tab/><text:tab/>Bài làm </text:p>
      <text:p text:style-name="P12"/>
      <text:p text:style-name="P12">$ cd athena</text:p>
      <text:p text:style-name="P12">/athena$ rm class1/thegioimang.txt</text:p>
      <text:p text:style-name="P12">/athena$ rm class3/thegioimang.txt</text:p>
      <text:p text:style-name="P12"/>
      <text:p text:style-name="P13">Câu 6</text:p>
      <text:p text:style-name="P13"><text:tab/></text:p>
      <text:p text:style-name="P13">/athena$ mv class4/ccna class5/ccnp</text:p>
      <text:p text:style-name="P13">/athena$ mv class3/Linux class6/ceh</text:p>
      <text:p text:style-name="P13"/>
      <text:p text:style-name="P13">Câu 7</text:p>
      <text:p text:style-name="P13"/>
      <text:p text:style-name="P13">/athena$ mv class6/ceh/* class5/ccnp</text:p>
      <text:p text:style-name="P13"/>
      <text:p text:style-name="P6">Bài 6</text:p>
      <text:p text:style-name="P7"/>
      <text:p text:style-name="P8">Câu 6</text:p>
      <text:p text:style-name="P8"/>
      <text:p text:style-name="P8">alias lietke='ls -l'</text:p>
      <text:p text:style-name="P8"/>
      <text:p text:style-name="P14">Câu 23</text:p>
      <text:p text:style-name="P14"/>
      <text:p text:style-name="P14">- 755</text:p>
      <text:p text:style-name="P14">- 576</text:p>
      <text:p text:style-name="P14">- 6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1:26.772087672</meta:creation-date>
    <dc:date>2018-04-12T20:36:49.728647128</dc:date>
    <meta:editing-duration>PT54M2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214" meta:character-count="1225" meta:non-whitespace-character-count="1051"/>
  </office:meta>
</office:document-meta>
</file>